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Helvetica Neue" fo:font-size="13.5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Helvetica Neue" fo:font-size="13.5pt" fo:letter-spacing="normal" fo:font-style="normal" fo:font-weight="normal" officeooo:paragraph-rsid="000696fb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222222" style:font-name="Helvetica Neu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joice always, pray without ceasing,</text:p>
      <text:p text:style-name="P2">give thanks in all circumstances;</text:p>
      <text:p text:style-name="P2">for this is the will of God in Christ Jesus for you.</text:p>
      <text:p text:style-name="P1"/>
      <text:p text:style-name="P3"><text:span text:style-name="Strong_20_Emphasis"><text:span text:style-name="T1">1 Thessalonians 5:16-18 ESV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1:29:42.591000000</meta:creation-date>
    <dc:date>2018-05-03T11:31:01.188000000</dc:date>
    <meta:editing-duration>PT1M19S</meta:editing-duration>
    <meta:editing-cycles>1</meta:editing-cycles>
    <meta:document-statistic meta:table-count="0" meta:image-count="0" meta:object-count="0" meta:page-count="1" meta:paragraph-count="4" meta:word-count="26" meta:character-count="149" meta:non-whitespace-character-count="127"/>
    <meta:generator>LibreOffice/6.0.1.1$Windows_X86_64 LibreOffice_project/60bfb1526849283ce2491346ed2aa51c465abfe6</meta:generator>
  </office:meta>
</office:document-meta>
</file>